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24c8a" officeooo:paragraph-rsid="00124c8a"/>
    </style:style>
    <style:style style:name="P2" style:family="paragraph" style:parent-style-name="Table_20_Contents">
      <style:text-properties officeooo:rsid="00124c8a" officeooo:paragraph-rsid="00124c8a"/>
    </style:style>
    <style:style style:name="P3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1.685cm" fo:min-width="1.68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graph</text:p>
      <text:p text:style-name="P1">{{ var1 }}</text:p>
      <table:table table:name="Таблица1" table:style-name="Таблица1">
        <table:table-column table:style-name="Таблица1.A"/>
        <table:table-row table:style-name="TableLine94151640663472">
          <table:table-cell table:style-name="Таблица1.A1" office:value-type="string">
            <text:p text:style-name="P2">cell</text:p>
          </table:table-cell>
        </table:table-row>
      </table:table>
      <text:p text:style-name="P1">{{ var 2}}</text:p>
      <text:p text:style-name="P1"><draw:custom-shape text:anchor-type="paragraph" draw:z-index="0" draw:name="Фигура1" draw:style-name="gr1" draw:text-style-name="P3" svg:width="1.685cm" svg:height="1.685cm" svg:x="0.048cm" svg:y="0.092cm"><text:p text:style-name="P3">square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1T18:14:13.978893087</meta:creation-date>
    <dc:date>2021-01-11T18:16:06.466307238</dc:date>
    <meta:editing-duration>PT1M53S</meta:editing-duration>
    <meta:editing-cycles>1</meta:editing-cycles>
    <meta:generator>LibreOffice/7.0.3.1$Linux_X86_64 LibreOffice_project/00$Build-1</meta:generator>
    <meta:document-statistic meta:table-count="1" meta:image-count="0" meta:object-count="0" meta:page-count="1" meta:paragraph-count="4" meta:word-count="8" meta:character-count="33" meta:non-whitespace-character-count="29"/>
  </office:meta>
</office:document-meta>
</file>